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544.74pt" svg:height="393.05pt" svg:x="538.1pt" svg:y="61.71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1" calcext:value-type="float">
            <text:p>48.5246485820531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1" calcext:value-type="float">
            <text:p>43.5246485820531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1" calcext:value-type="float">
            <text:p>48.5246485820531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2" calcext:value-type="float">
            <text:p>39.1161521028862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4" calcext:value-type="float">
            <text:p>30.097133030954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78.32pt" svg:height="317pt" svg:x="320pt" svg:y="0pt">
            <loext:p draw:notify-on-update-of-ranges="'with stations'.C2:'with stations'.C2 'with stations'.D2:'with stations'.D114 'with stations'.B2:'with stations'.B234 'with stations'.A2:'with stations'.A234 'with stations'.D2:'with stations'.D114 'with stations'.C2:'with stations'.C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7">00/00/0000</text:date>, <text:time style:data-style-name="N2" text:time-value="05:55:15.64674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6:18:47.912162596</dc:date>
    <meta:editing-duration>PT2H7M42S</meta:editing-duration>
    <meta:editing-cycles>15</meta:editing-cycles>
    <meta:generator>LibreOffice/5.2.7.2$Linux_X86_64 LibreOffice_project/20m0$Build-2</meta:generator>
    <meta:document-statistic meta:table-count="2" meta:cell-count="17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4.496cm" svg:height="13.867cm" xlink:href=".." xlink:type="simple" chart:class="chart:scatter" chart:style-name="ch1">
        <chart:legend chart:legend-position="end" svg:x="50.612cm" svg:y="6.385cm" style:legend-expansion="high" chart:style-name="ch2"/>
        <chart:plot-area chart:style-name="ch3" table:cell-range-address="maxspeeds3.A2:maxspeeds3.B222 maxspeeds3.D2:maxspeeds3.D81" chart:data-source-has-labels="row" svg:x="1.089cm" svg:y="0.277cm" svg:width="48.434cm" svg:height="13.313cm">
          <chartooo:coordinate-region svg:x="1.71cm" svg:y="0.476cm" svg:width="47.533cm" svg:height="12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xspeeds3.B2:maxspeeds3.B222" loext:label-string="&quot;maximum speed&quot;" chart:class="chart:scatter">
            <chart:domain table:cell-range-address="maxspeeds3.A2:maxspeeds3.A222"/>
            <chart:data-point chart:repeated="221"/>
          </chart:series>
          <chart:series chart:style-name="ch8" chart:values-cell-range-address="maxspeeds3.D2:maxspeeds3.D81" loext:label-string="&quot;speed limit&quot;" chart:class="chart:scatter">
            <chart:domain table:cell-range-address="maxspeeds3.C2:maxspeeds3.C81"/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ximum speed</text:p>
              </table:table-cell>
              <table:table-cell office:value-type="string">
                <text:p>Column C</text:p>
              </table:table-cell>
              <table:table-cell office:value-type="string">
                <text:p>speed 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8.625cm" svg:height="11.184cm" xlink:href=".." xlink:type="simple" chart:class="chart:scatter" chart:style-name="ch1">
        <chart:legend chart:legend-position="end" svg:x="46.355cm" svg:y="5.044cm" style:legend-expansion="high" chart:style-name="ch2"/>
        <chart:plot-area chart:style-name="ch3" table:cell-range-address="'with stations'.C2:'with stations'.C2 'with stations'.D2:'with stations'.D114 'with stations'.A2:'with stations'.B234" chart:data-source-has-labels="both" svg:x="0.972cm" svg:y="0.223cm" svg:width="44.411cm" svg:height="10.738cm">
          <chartooo:coordinate-region svg:x="1.593cm" svg:y="0.422cm" svg:width="43.51cm" svg:height="9.892cm"/>
          <chart:axis chart:dimension="x" chart:name="primary-x" chart:style-name="ch4" chartooo:axis-type="auto">
            <chart:categories table:cell-range-address="'with stations'.D2:'with stations'.D11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8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